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9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2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1:36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s 1. Hand: Wirt schmeisst Mückstein aus einem... - Roland Kernstock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s 1. Hand: Wirt schmeisst Mückstein aus einem... - Roland Kernstock | Facebo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land Kernsto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3. Oktober um 19:00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s 1. Hand: Wirt schmeisst Mückstein a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em Gasthaus, weil er keinen 3-G-Nachwe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rweisen kann. Ist das geil!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Fehlinformation Von unabhängigen Faktenprüfern überprüft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Grund anseh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style-name="ce1" office:value-type="string" calcext:value-type="string">
            <text:p>dpa: Fehlinforma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201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22 Kommentare 2271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363</text:p>
          </table:table-cell>
          <table:table-cell table:number-columns-repeated="6"/>
        </table:table-row>
        <table:table-row table:style-name="ro1">
          <table:table-cell table:formula="of:=SUM([.A35:.A100000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271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ise Kubov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löd wenn man sich unters gemeine Volk begibt! Könnte ja immer jemand darunter sein der ein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ht so wirklich mag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skar Frais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ffentlich macht das Schule, auch bei den anderen 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roland.kernstock/posts/46610862772448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s 1. Hand: Wirt schmeisst Mückstein aus einem... - Roland Kernstock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git Sk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chte er ist geImPFt...und sein Handy legt er doch keine Sekunde aus der Han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Hirsbö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git Skok Mückstein ist nachweislich so wie kurz und der Rest der Regierung ni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impft !!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git Sk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Hirsböck *nachweislich* heißt für mich ,das es Beweise dafür gibt . Und von wo h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lten die stammen . Glaub nicht das einer von denen es an die große Glocke häng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lvi Ink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das wahr ist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Wur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nsthaft?? Wie geht denn das?? Ist sein Handy abgestürzt?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 Kernsto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Wurm Keine Ahnung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A. W. Schieb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Wurm Keiner von den Verbrechern ist wirklich gespritz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lanka Nowa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wisse Politiker (vor allen Dingen jene mit Immunitätsstatus) sind von sämtlichen Maßnahm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genommen - kein Schmä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rhard Hh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lanka Nowak Entweder alle sollen sich daran halten oder niemand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 Kernsto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lanka Nowak Danke für die Info. Das ist ja wieder ein schlagender Beweis dafür, dass da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"Virus" nicht existiert - sonst könnte es ja keinen Immunitätsstatus ge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roland.kernstock/posts/46610862772448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/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s 1. Hand: Wirt schmeisst Mückstein aus einem... - Roland Kernstock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Darn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lanka Nowak alle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gmar Reha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rhard Hhn Niemand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Ficht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avo, endlich jemand der " Eier in der Hose," hat. Ich hoffe auch dass diese Geschichte wahr ist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0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0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a Pet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Fichtinger genau das wäre jetzt interessant.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Ficht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a Petra ja vom ehemaligen BK existieren wenigsten ein paar Videos wo er hefti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gebuht wurde. Ich wäre auch interessiert ob bei denen im Parlament auch die 3 G Regel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lten oder ob sich GENAU DIE, die diese beschlossen haben, sich einen Dreck dar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ren. Aber bis jetzt hat es sich bewiesen dass ALL die deppaten An - und Verordnun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Maßnahmen NUR für uns " deppate normale Bürger", für die uns DIESE Regierung häl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golten ha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 Kernsto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Fichtinger Wenn keine Kamera läuft, scheren sie sich einen Dreck darum. Un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ürlich sind sie alle nicht getestet und nicht geimpft, genauso wie die Ärzte und alle Ander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die Wahrheit kenn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git Sk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Fichtinger im Parlament gilt die 3 G Regel nicht 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git Sk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Fichtinger https://m.facebook.com/story.php?story_fbid=5134923723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88402&amp;id=1000001247473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 Pedro 20. Oktober um 20:41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 lasse es sich auf der Zunge zergehen...KEINE 3G REGEL IM PARLA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roland.kernstock/posts/46610862772448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s 1. Hand: Wirt schmeisst Mückstein aus einem... - Roland Kernstock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 lasse es sich auf der Zunge zergehen...KEINE 3G REGEL IM PARLAMEN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Ficht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git Skok das kann ich mir lebhaft vorstellen dass das Beschlossene NICHT für sie selbs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lt aber das gilt ja auch für ARBEITSplätze und im Parlament wird ja NICHT gearbeitet, 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rd NUR rumgesponnen mit WELCHEN Schikanen sie uns noch traktieren könnten ...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Bond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solute Hammermeldung, wenn das wirklich stimmt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lli Pluskov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das wirklich stimmt.......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Bond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 hat ja in einem seiner früheren Drops schon prophezeit, "sie werden nicht mehr die Strass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lang gehen können" GUT SO!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ner Schic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mag die ,, Mücke ,, auch nicht.. Aber ob das stimmt bezweifle ich....Gibt ja kein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weis...Ehrlich wäre es die ,, erste Hand,, zu benenn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roland.kernstock/posts/46610862772448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/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s 1. Hand: Wirt schmeisst Mückstein aus einem... - Roland Kernstock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 Kernsto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ner Schicker Ich gebe die Namen meiner Informanten niemals preis, da wir all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ssen, wie sie dann von bestimmten Menschen angefeindet werden. Und, ehrlich gesag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n man den Wahrheitsgehalt KEINER Meldung feststellen; speziell in dieser Zeit, in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logen und betrogen wird wie niemals zuvor. Ich kann nur bitten, auch nach Möglichk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lbst zu recherchieren. Herzliche Grüße, Rolan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ner Schic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 Kernsto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 ja....das kennen wir...Also wissen wir wieder nicht ob es stimmt oder nicht.....Schall un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auch ....Schönen Sonnt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 Kernsto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ner Schicker Ich weiß bei KEINER Meldung, ob sie stimmt oder nicht. Ich kann nu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ersuchen, andere Quellen zu finden, die diese Meldung bestätigen. Davon abgesehen h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der Benützer des Internets die Möglichkeit, selbst ausgiebig zu recherchieren; dann kann 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ch eine eigene Meinung bilden und selbst herausfinden, ob es sich bei einer Information 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Schall und Rauch" handelt oder nicht. Danke für den Kommentar und ebenfalls ei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önen Sonnta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a Pet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welches Lokal? Das gehört doch in die Medi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 Kernsto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a Petra Die Medien würden das niemals berichten. Die stecken ja mit den Verbrechern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ter einer Decke bzw. werden von diesen kontrolliert und gesteuer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a Pet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 Kernstock das stimmt! aber wir könnten es ja!! wenn wir das Lokal wüsst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ständig verteilen 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 Kernsto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a Petra Vielleicht krieg´ ich´s ´raus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a Pet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 Kernstock perfek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roland.kernstock/posts/46610862772448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s 1. Hand: Wirt schmeisst Mückstein aus einem... - Roland Kernstock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Erha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@Daniela und Rola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nur anständig verteilen, sondern auch besuchen und dort konsumier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 Kernsto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Erhart Lieber Christian, danke für den Kommentar. Ich verstehe ihn leider nich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Erha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ses Lokal gehört unterstützt mit unserer Anwesenheit und Konsumation. Das meinte ich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ilen gehört auch dazu aber eben auch, ihn dann zu unterstütz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 Kernsto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Erhart Ja, passt. Vielleicht finde ich es ´raus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mine Lieb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Erhart Würden Wir vielleicht machen , aber dazu müssten Wir das Lokal wissen ?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Jörg Langbe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ückstein? Ist das der Name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 Kernsto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Jörg Langbein Seit einiger Zeit der Gesundheitsminister in Österreich. Schön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onntag, Walter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Jörg Langbe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 Kernstock Verzeih meine Unkenntnis... Irgendwie passt der Name für einen Politiker,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r doch wohl an eine versteinerte kleine Mücke erinner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 Kernsto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Jörg Langbein Lieber Walter, Du bekommst eine Freundschaftsanfrage von SENSI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A. Großer EvD- und Prä-Astronautik-Fan. Tolle Frau, die Vieles über unsere Themen weiß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würde mich freuen, wenn Du die Anfrage beantworten könntest! Vielen Dank und auf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 Stern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Jörg Langbe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 Kernstock Danke für den Hinweis. Habe die Anfrage natürlich sehr gern bestätig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roland.kernstock/posts/46610862772448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s 1. Hand: Wirt schmeisst Mückstein aus einem... - Roland Kernstock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ibert Win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n ja fast überzeugt, dass die halben drecksäcke die und Vorschriften machen, selbst ni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esen- getestet und schon gar nicht geimpft sind. 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Buriane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ibert Wind Monika Fichtinger https://m.facebook.com/story.php?story_fbid=513492372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8402&amp;id=1000001247473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 Pedro 20. Oktober um 20:41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 lasse es sich auf der Zunge zergehen...KEINE 3G REGEL IM PARLAMEN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gmar Reha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bitte Details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 Kernsto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gmar Rehak Ich habe leider keine Details und möchte bitten, selbst zu recherchieren, so,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e wir es auch tun. Sollte ich Näheres erfahren, wird es geposte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roland.kernstock/posts/46610862772448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/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s 1. Hand: Wirt schmeisst Mückstein aus einem... - Roland Kernstock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ner Schic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 Kernsto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 war das überhaupt ....Bundesland ....Bezirk....Das ist doch wohl kein Geheimni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W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 fäl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 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 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a Vavra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von welcher 1. Quelle wissen Sie das 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 Kernsto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a Vavra Liebe Frau Vavra, um meine Informanten zu schützen, gebe ich niemal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ren Namen bekannt. Ich bitte Sie, Dasselbe zu tun, das auch wir tun - zu recherchier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ich etwas Neues und Wichtiges erfahre, wird es geposte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Ziehengra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llte das wahr sein, wäre das sehr lustig, oder mehr noch peinlich. Gerade als Promi kann ma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ich das doch nicht leisten, sich so eine Blöße zu geben. Also ich weiß nicht. Irgendwie kann 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nicht glauben. Ich vermute, sie handelt es sich um eine gute Mischung aus Geschwurbel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leumdu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Sadlon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hr glaubt wirklich denn Blödsin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Weiß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Sadlon Information aus erster Hand wird behauptet und es gibt nicht mal eine Info w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 sich abgespielt haben so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ke da sucht jemand nach Aufmerksamk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Hirsbö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ückstein ist nachweislich so wie kurz und der Rest der Regierung nicht geimpft !!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git Sk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Hirsböck nachweislich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roland.kernstock/posts/46610862772448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/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s 1. Hand: Wirt schmeisst Mückstein aus einem... - Roland Kernstock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Weiß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Hirsböck na dann her mit dem Nachwei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Weiß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gesehen davon dass es sich auf Grund fehlender Belege einfach um eine Behauptu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delt......was genau ist daran eine Sens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gt doch lediglich auf dass alle gle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handelt werden passt do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onika Schus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sind doch fast alle nicht geimpft... Angst vor dem eigen Produkt was sie eingekauft hab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atrix Nowa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per ! Endlich gleiches Recht für alle. War Mückstein etwa nicht impfen ?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Aig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ibt es da Beweise? Zutrauen würde ich es ihm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Sei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das stimmt dann find ich das herrlich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Wurmit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gal ob es stimmt oder nicht.... Alle die hier nach Beweise rufen.... Würde es in der Klein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tung, Krone stehen oder im Orf dann würdet ihr es glauben ohne Beweise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her Leitgeb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Wurmitzer trotzdem könnte man den "erfundenen Artikel" posten, sonst könnte man ih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zweifeln, als das was er ist.. F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lu Van B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Wurmitzer oder auch mit Daten und Fakten die das Gegenteil beweis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roland.kernstock/posts/46610862772448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/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s 1. Hand: Wirt schmeisst Mückstein aus einem... - Roland Kernstock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Eis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t leicht der Mückstein noch gar nicht geimpf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.jo, sapperlott nu amoi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her Leitgeb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Eis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ni Richar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r rausgeschmissen? Mehr nicht 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Schup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d des Tag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her Leitgeb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Schupfer Wer der mysteriöse erfundene wirt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nst Exen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. und wie ist er reingekommen? Da würde mich eine QUELLE interessieren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nst Exen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her Eitler ... so lustig wie sie finde ich solche Lügen Berichte gar nicht. Respektlos u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seiös sondergleic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roland.kernstock/posts/46610862772448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/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s 1. Hand: Wirt schmeisst Mückstein aus einem... - Roland Kernstock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es Lo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her stammt diese Info? Vermute es ist ein Fake! Kannst du es auch beweisen? Wenn ja, dan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tte wann und wo! Wenn nicht würde ich an deiner Stelle diese Nachricht lösc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es Lo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rry, konnte im Google nichts dazu finden!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nne Kitzmüller-Schü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sen Wirt Feier 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Eis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nne Kitzmüller-Schütz nicht alles glauben was hier steht! Denn wenn das stimm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ürde dann wäre er ja gar nicht geimpft oder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..tja, wäre cool, so 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lagze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e Gott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Eisner der ist auch nicht geimpft da wette ich alles,er hat erst zugeben i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lament gibt es keine 3 g Regel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riam Merk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Eisner sie glauben wirklich das die Politiker geimpft sind mit dem Zeug? 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h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her Leitgeb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nne Kitzmüller-Schütz du feierst jemand den es nicht gibt, alles klar bei dir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her Leitgeb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riam Merk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Malediv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 ist auch nicht geimpft!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roland.kernstock/posts/46610862772448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/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s 1. Hand: Wirt schmeisst Mückstein aus einem... - Roland Kernstock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strid Ta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ellenangabe? Ohne die ists halt a bissl unseriö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 auf fb kann ja gleich wer mal irgendw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inschreiben. Muss ja nicht der Wahrheit entsprechen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er Burndor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strid Tasch Ich sage immer schon, Facebook müßte Fakebook heiße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strid Ta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er Burndorfer überal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ole Wiesen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strid Tasch da hast du recht, nur sehr viele trotteln glauben das stimmt und erzählen es au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z so weiter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strid Ta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ole Wiesenhofer das ist ja das Problem.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o Heissen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 hoffentlich gleich mit einem „Arschtritt“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her Leitgeb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o Heissenberger nur bei kick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ly Ada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roland.kernstock/posts/46610862772448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/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s 1. Hand: Wirt schmeisst Mückstein aus einem... - Roland Kernstock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ly Ada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nny Stei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a pech aber au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Jurd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gal welches Lokal Gasthäuser Kaffeehaus Heuriger haben die von der Regierung nichts zu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chen richtig so prav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i 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ja wenn ich mir ihr profil,so durchschaue typisch fpö wähler und fakenews verteil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gmar Klakoc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i Berger Gscheida als türkis auf jeden Fal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Amra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i Berger lieber blau als korrup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i 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Amraser naja mir ist egal was für partei,nur fakenews is halt nicht lusti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a Bau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i Berger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hl Mitglied beim Kurz/Anbetungsverein??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Starzengrub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gmar Klakoc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is Schaberei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 der ned geimpf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m.facebook.com/roland.kernstock/posts/46610862772448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/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s 1. Hand: Wirt schmeisst Mückstein aus einem... - Roland Kernstock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Ler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is Schabereiter ...dreimal darfst raten.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Ler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Sty ....da kann man sich sicher sein..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Ank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ta Gru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es wahr ist, Hochachtung,gut gemach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abeth Bernhard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rdan Thom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wird doch geimpft sei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gmar Klakoc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rdan Thomas nein kein Politiker muss die 3G Regel einhalt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Gasch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n wären alle Gasthäuser vor Kickl wenigstens sicher. Der käme bei der Tür nicht mal rei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igi Ims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roland.kernstock/posts/46610862772448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4/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s 1. Hand: Wirt schmeisst Mückstein aus einem... - Roland Kernstock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igi Ims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Gaschnig echt jetzt,hat dir das ein Türkises Vöglein gezwitscher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Amra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Gaschnig die korrupte ÖVP meldet si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a Helm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Gaschnig vielleicht kommen sie nicht hinein, mit ihren blöden Geplapper. Kick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laube ich schon , der schreibt nicht so über Menschen....der hat einen Charakter...was s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haben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Gasch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igi Imst jede andere Partei ist mir lieber als eine Partei die diesen Gnom an der Spitze ha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Gasch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a Helmich ich komme überall rein, wo ich will. Ich bin geimpft und auch ein Test ist kei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mdwort für mi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Gasch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Amraser hallo Marku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igi Ims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GaschnigSandra Gaschnig echt jetz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ässt zu wünschen übri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n bist ja ganz die gleiche ,ach und Nivea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igi Ims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Gaschnig sie wirkt ge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its Claudi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Plat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hrheitsbeweis? Wäre garantiert durch die Medien gegangen! Also Fake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roland.kernstock/posts/46610862772448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5/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s 1. Hand: Wirt schmeisst Mückstein aus einem... - Roland Kernstock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a Bau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ja Ehler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vid May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st Dir die Begründung durchgelesen! Weil er geimpft ist. Das heißt noch lange nicht daß 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nen Nachweis mit dabei hatte. Viele Promis denken ja sie hätten einen Freibrief und dürfen 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ches. Haarsträubend. Bei mir auch markier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Tie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so soll das falsch sein - er hat vielleicht keinen Nachweis dabei gehabt - wäre doch menschlich,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ss man mal was vergis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Stark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dermal fake....Hauptsache die Politiker nieder machen....mein Gott sind die Kommenta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nlich....brrrrr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bert Rathge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 orden für den wirt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Voglmü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 die Faktenprüfer warum wurde das Gesperrt da steht nur er konnte keinen Nachweis erbring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icht das er nicht geimpft war lernt erstmal lesen i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Wo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roland.kernstock/posts/46610862772448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/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45" calcext:value-type="float">
            <text:p>45</text:p>
          </table:table-cell>
          <table:table-cell table:style-name="ce7" table:formula="of:=COUNTIF([.D$1:.D$1048576];&quot;X&quot;)" office:value-type="float" office:value="30" calcext:value-type="float">
            <text:p>30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47" calcext:value-type="float">
            <text:p>47</text:p>
          </table:table-cell>
          <table:table-cell table:formula="of:=COUNTIF([.G$1:.G$1048576];&quot;X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1861];[.D1861];[.F1861])"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671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.00.0000</text:date>, <text:time style:data-style-name="N2" text:time-value="00:03:41.435603974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6T00:27:59.998660290</dc:date>
    <meta:editing-duration>PT8M16S</meta:editing-duration>
    <meta:editing-cycles>5</meta:editing-cycles>
    <meta:document-statistic meta:table-count="1" meta:cell-count="1176" meta:object-count="0"/>
  </office:meta>
</office:document-meta>
</file>